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90">
            <text:p>SUERC-15790</text:p>
          </table:table-cell>
          <table:table-cell office:value-type="float" office:value="66.475">
            <text:p>66.475</text:p>
          </table:table-cell>
          <table:table-cell office:value-type="float" office:value="-53.594">
            <text:p>-53.594</text:p>
          </table:table-cell>
          <table:table-cell office:value-type="float" office:value="2144.0">
            <text:p>2144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5">
            <text:p>-4.0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9">
            <text:p>SUERC-15789</text:p>
          </table:table-cell>
          <table:table-cell office:value-type="float" office:value="66.475">
            <text:p>66.475</text:p>
          </table:table-cell>
          <table:table-cell office:value-type="float" office:value="-53.594">
            <text:p>-53.594</text:p>
          </table:table-cell>
          <table:table-cell office:value-type="float" office:value="2190.0">
            <text:p>219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5">
            <text:p>-4.0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8">
            <text:p>SUERC-15788</text:p>
          </table:table-cell>
          <table:table-cell office:value-type="float" office:value="66.489">
            <text:p>66.489</text:p>
          </table:table-cell>
          <table:table-cell office:value-type="float" office:value="-53.596">
            <text:p>-53.596</text:p>
          </table:table-cell>
          <table:table-cell office:value-type="float" office:value="1480.0">
            <text:p>1480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65">
            <text:p>-3.86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7">
            <text:p>SUERC-15787</text:p>
          </table:table-cell>
          <table:table-cell office:value-type="float" office:value="66.489">
            <text:p>66.489</text:p>
          </table:table-cell>
          <table:table-cell office:value-type="float" office:value="-53.596">
            <text:p>-53.596</text:p>
          </table:table-cell>
          <table:table-cell office:value-type="float" office:value="1363.0">
            <text:p>1363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2">
            <text:p>-4.2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6">
            <text:p>SUERC-15786</text:p>
          </table:table-cell>
          <table:table-cell office:value-type="float" office:value="66.452">
            <text:p>66.452</text:p>
          </table:table-cell>
          <table:table-cell office:value-type="float" office:value="-53.626">
            <text:p>-53.626</text:p>
          </table:table-cell>
          <table:table-cell office:value-type="float" office:value="1258.0">
            <text:p>1258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5">
            <text:p>-1.83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5">
            <text:p>SUERC-15785</text:p>
          </table:table-cell>
          <table:table-cell office:value-type="float" office:value="66.452">
            <text:p>66.452</text:p>
          </table:table-cell>
          <table:table-cell office:value-type="float" office:value="-53.626">
            <text:p>-53.626</text:p>
          </table:table-cell>
          <table:table-cell office:value-type="float" office:value="2246.0">
            <text:p>2246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3">
            <text:p>SUERC-15783</text:p>
          </table:table-cell>
          <table:table-cell office:value-type="float" office:value="66.45">
            <text:p>66.45</text:p>
          </table:table-cell>
          <table:table-cell office:value-type="float" office:value="-53.615">
            <text:p>-53.615</text:p>
          </table:table-cell>
          <table:table-cell office:value-type="float" office:value="4102.0">
            <text:p>4102.0</text:p>
          </table:table-cell>
          <table:table-cell office:value-type="float" office:value="38.0">
            <text:p>38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68">
            <text:p>7.68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0">
            <text:p>SUERC-15780</text:p>
          </table:table-cell>
          <table:table-cell office:value-type="float" office:value="66.449">
            <text:p>66.449</text:p>
          </table:table-cell>
          <table:table-cell office:value-type="float" office:value="-53.599">
            <text:p>-53.599</text:p>
          </table:table-cell>
          <table:table-cell office:value-type="float" office:value="4975.0">
            <text:p>4975.0</text:p>
          </table:table-cell>
          <table:table-cell office:value-type="float" office:value="38.0">
            <text:p>38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0.075">
            <text:p>0.075</text:p>
          </table:table-cell>
          <table:table-cell office:value-type="float" office:value="0.075">
            <text:p>0.075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I-5415">
            <text:p>I-5415</text:p>
          </table:table-cell>
          <table:table-cell office:value-type="float" office:value="66.417">
            <text:p>66.417</text:p>
          </table:table-cell>
          <table:table-cell office:value-type="float" office:value="-53.617">
            <text:p>-53.617</text:p>
          </table:table-cell>
          <table:table-cell office:value-type="float" office:value="7415.0">
            <text:p>741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I-5416">
            <text:p>I-5416</text:p>
          </table:table-cell>
          <table:table-cell office:value-type="float" office:value="66.417">
            <text:p>66.417</text:p>
          </table:table-cell>
          <table:table-cell office:value-type="float" office:value="-53.617">
            <text:p>-53.617</text:p>
          </table:table-cell>
          <table:table-cell office:value-type="float" office:value="8885.0">
            <text:p>888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7228">
            <text:p>SUERC-17228</text:p>
          </table:table-cell>
          <table:table-cell office:value-type="float" office:value="66.462">
            <text:p>66.462</text:p>
          </table:table-cell>
          <table:table-cell office:value-type="float" office:value="-53.625">
            <text:p>-53.625</text:p>
          </table:table-cell>
          <table:table-cell office:value-type="float" office:value="3268.0">
            <text:p>3268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9">
            <text:p>0.6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